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4.445cm" svg:height="2.54cm" svg:x="4.175cm" svg:y="12.43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2.54cm" svg:height="1.27cm" svg:x="4.81cm" svg:y="16.24cm">
          <text:p text:style-name="P1">Ag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2.54cm" svg:height="1.27cm" svg:x="7.985cm" svg:y="16.24cm">
          <text:p text:style-name="P1">Ag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2.54cm" svg:height="1.27cm" svg:x="1cm" svg:y="14.97cm">
          <text:p text:style-name="P1">Agen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5" draw:layer="layout" svg:width="2.54cm" svg:height="1.27cm" svg:x="9.89cm" svg:y="13.065cm">
          <text:p text:style-name="P1">Cli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3.168cm" svg:y1="15.156cm" svg:x2="4.175cm" svg:y2="13.7cm" draw:start-shape="id1" draw:start-glue-point="11" draw:end-shape="id2" draw:end-glue-point="6" svg:d="m3168 15156v-687l505-769h502">
          <text:p/>
        </draw:connector>
        <draw:connector draw:style-name="gr2" draw:text-style-name="P1" draw:layer="layout" draw:type="lines" svg:x1="6.08cm" svg:y1="16.24cm" svg:x2="6.398cm" svg:y2="14.97cm" draw:start-shape="id3" draw:start-glue-point="4" draw:end-shape="id2" draw:end-glue-point="8" svg:d="m6080 16240v-501l318-267v-502">
          <text:p/>
        </draw:connector>
        <draw:connector draw:style-name="gr2" draw:text-style-name="P1" draw:layer="layout" draw:type="lines" svg:x1="9.255cm" svg:y1="16.24cm" svg:x2="7.969cm" svg:y2="14.598cm" draw:start-shape="id4" draw:start-glue-point="4" draw:end-shape="id2" draw:end-glue-point="9" svg:d="m9255 16240v-501l-1286-267v-874">
          <text:p/>
        </draw:connector>
        <draw:connector draw:style-name="gr2" draw:text-style-name="P1" draw:layer="layout" draw:type="lines" svg:x1="9.89cm" svg:y1="13.7cm" svg:x2="8.62cm" svg:y2="13.7cm" draw:start-shape="id5" draw:start-glue-point="6" draw:end-shape="id2" draw:end-glue-point="10" svg:d="m9890 13700h-501-268-501">
          <text:p/>
        </draw:connector>
        <draw:custom-shape draw:style-name="gr1" draw:text-style-name="P1" draw:id="id7" draw:layer="layout" svg:width="4.445cm" svg:height="2.54cm" svg:x="6.08cm" svg:y="5.445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2.54cm" svg:height="1.27cm" svg:x="6.08cm" svg:y="2.905cm">
          <text:p text:style-name="P1">Ag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2.54cm" svg:height="1.27cm" svg:x="17.51cm" svg:y="6.08cm">
          <text:p text:style-name="P1">Ag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2.54cm" svg:height="1.27cm" svg:x="2.27cm" svg:y="4.81cm">
          <text:p text:style-name="P1">Ag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2.54cm" svg:height="1.27cm" svg:x="14.335cm" svg:y="4.175cm">
          <text:p text:style-name="P1">Cli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4.81cm" svg:y1="5.445cm" svg:x2="6.08cm" svg:y2="6.715cm" draw:start-shape="id6" draw:start-glue-point="10" draw:end-shape="id7" draw:end-glue-point="6" svg:d="m4810 5445h502l266 1270h502">
          <text:p/>
        </draw:connector>
        <draw:connector draw:style-name="gr2" draw:text-style-name="P1" draw:layer="layout" draw:type="lines" svg:x1="7.35cm" svg:y1="4.175cm" svg:x2="8.303cm" svg:y2="5.445cm" draw:start-shape="id8" draw:start-glue-point="8" draw:end-shape="id7" draw:end-glue-point="4" svg:d="m7350 4175v502l953 267v501">
          <text:p/>
        </draw:connector>
        <draw:connector draw:style-name="gr2" draw:text-style-name="P1" draw:layer="layout" draw:type="lines" svg:x1="18.78cm" svg:y1="7.35cm" svg:x2="16.558cm" svg:y2="9.255cm" draw:start-shape="id9" draw:start-glue-point="8" draw:end-shape="id10" draw:end-glue-point="4" svg:d="m18780 7350v502l-2222 902v501">
          <text:p/>
        </draw:connector>
        <draw:connector draw:style-name="gr2" draw:text-style-name="P1" draw:layer="layout" draw:type="lines" svg:x1="14.335cm" svg:y1="4.81cm" svg:x2="10.525cm" svg:y2="6.715cm" draw:start-shape="id11" draw:start-glue-point="6" draw:end-shape="id7" draw:end-glue-point="10" svg:d="m14335 4810h-501l-2808 1905h-501">
          <text:p/>
        </draw:connector>
        <draw:connector draw:style-name="gr3" draw:text-style-name="P1" draw:layer="layout" svg:x1="8.303cm" svg:y1="7.985cm" svg:x2="6.398cm" svg:y2="12.43cm" draw:start-shape="id7" draw:start-glue-point="8" draw:end-shape="id2" draw:end-glue-point="4" svg:d="m8303 7985v2223h-1905v2222">
          <text:p/>
        </draw:connector>
        <draw:custom-shape draw:style-name="gr1" draw:text-style-name="P1" draw:id="id10" draw:layer="layout" svg:width="4.445cm" svg:height="2.54cm" svg:x="14.335cm" svg:y="9.255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874cm" svg:y1="7.613cm" svg:x2="14.986cm" svg:y2="9.627cm" draw:start-shape="id7" draw:start-glue-point="9" draw:end-shape="id10" draw:end-glue-point="5" svg:d="m9874 7613v1008h5112v10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vier jorge</meta:initial-creator>
    <meta:creation-date>2010-10-27T23:26:47</meta:creation-date>
    <dc:date>2010-10-27T23:34:40</dc:date>
    <dc:creator>javier jorge</dc:creator>
    <meta:editing-duration>PT00H07M55S</meta:editing-duration>
    <meta:editing-cycles>2</meta:editing-cycles>
    <meta:generator>OpenOffice.org/3.2$Linux OpenOffice.org_project/320m12$Build-9483</meta:generator>
    <meta:document-statistic meta:object-count="21"/>
  </office:meta>
</office:document-meta>
</file>